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1.118cm" fo:min-width="4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1.116cm" fo:min-width="4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1.116cm" fo:min-width="11.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33333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7.044cm" fo:min-width="10.6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808080" draw:marker-start-width="0.359cm" draw:marker-end-width="0.359cm" draw:fill="solid" draw:fill-color="#ffffff" draw:textarea-horizontal-align="justify" draw:textarea-vertical-align="top" draw:auto-grow-height="false" fo:min-height="7.044cm" fo:min-width="10.6cm" fo:padding-top="0.178cm" fo:padding-bottom="0.178cm" fo:padding-left="0.303cm" fo:padding-right="0.303cm"/>
    </style:style>
    <style:style style:name="gr7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596cm" fo:min-width="4.446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51cm" fo:min-width="3.564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5.5cm" svg:height="1.468cm" svg:x="3.5cm" svg:y="4.266cm">
          <text:p text:style-name="P1"><text:span text:style-name="T1">CUDA</text:span>nativ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466cm" svg:x="3.5cm" svg:y="2.8cm">
          <text:p text:style-name="P1">CuArray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468cm" svg:x="10.4cm" svg:y="4.266cm">
          <text:p text:style-name="P1">OpenC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466cm" svg:x="10.4cm" svg:y="2.8cm">
          <text:p text:style-name="P1">CLArray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466cm" svg:x="3.5cm" svg:y="9.1cm">
          <text:p text:style-name="P1">CuArray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466cm" svg:x="10.4cm" svg:y="9.1cm">
          <text:p text:style-name="P1">CLArray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4cm" svg:height="1.466cm" svg:x="3.5cm" svg:y="11.3cm">
          <text:p text:style-name="P1">GPUArray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cm" svg:y1="11.3cm" svg:x2="6.3cm" svg:y2="10.5cm">
          <text:p/>
        </draw:line>
        <draw:line draw:style-name="gr4" draw:text-style-name="P3" draw:layer="layout" svg:x1="13.2cm" svg:y1="11.325cm" svg:x2="13.2cm" svg:y2="10.525cm">
          <text:p/>
        </draw:line>
        <draw:custom-shape draw:style-name="gr1" draw:text-style-name="P2" draw:layer="layout" svg:width="5.5cm" svg:height="1.468cm" svg:x="3.5cm" svg:y="5.766cm">
          <text:p text:style-name="P1"><text:span text:style-name="T1">CUDAd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06cm" svg:height="7.4cm" svg:x="4.094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06cm" svg:height="7.4cm" svg:x="3.663cm" svg:y="1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06cm" svg:height="7.4cm" svg:x="3.231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206cm" svg:height="7.4cm" svg:x="2.8cm" svg:y="14.9cm">
          <text:p text:style-name="P1">Multiprocessor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5" draw:layer="layout" svg:width="5cm" svg:height="0.9cm" svg:x="3.3cm" svg:y="16.1cm">
            <text:p text:style-name="P1"><text:span text:style-name="T2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5cm" svg:height="0.9cm" svg:x="3.3cm" svg:y="17cm">
            <text:p text:style-name="P1"><text:span text:style-name="T2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5cm" svg:height="0.9cm" svg:x="3.3cm" svg:y="17.9cm">
            <text:p text:style-name="P1"><text:span text:style-name="T2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5cm" svg:height="0.9cm" svg:x="3.3cm" svg:y="18.8cm">
            <text:p text:style-name="P1"><text:span text:style-name="T2">Stream process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5cm" svg:height="0.9cm" svg:x="8.5cm" svg:y="16.1cm">
            <text:p text:style-name="P1"><text:span text:style-name="T3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cm" svg:height="0.9cm" svg:x="8.5cm" svg:y="17cm">
            <text:p text:style-name="P1"><text:span text:style-name="T3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cm" svg:height="0.9cm" svg:x="8.5cm" svg:y="17.9cm">
            <text:p text:style-name="P1"><text:span text:style-name="T3">Stream process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cm" svg:height="0.9cm" svg:x="8.5cm" svg:y="18.8cm">
            <text:p text:style-name="P1"><text:span text:style-name="T3">Stream processor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4.118cm" svg:height="0.814cm" svg:x="4.2cm" svg:y="20cm">
          <text:p text:style-name="P1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18cm" svg:height="0.814cm" svg:x="8.482cm" svg:y="20cm">
          <text:p text:style-name="P1"><text:span text:style-name="T4">Share 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18cm" svg:height="0.814cm" svg:x="4.2cm" svg:y="21.086cm">
          <text:p text:style-name="P1"><text:span text:style-name="T4">Texture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18cm" svg:height="0.814cm" svg:x="8.482cm" svg:y="21.086cm">
          <text:p text:style-name="P1"><text:span text:style-name="T4">Constant cach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0:52:03.117933017</meta:creation-date>
    <dc:date>2019-04-09T16:59:34.975485045</dc:date>
    <meta:editing-duration>PT1H1M2S</meta:editing-duration>
    <meta:editing-cycles>6</meta:editing-cycles>
    <meta:generator>LibreOffice/6.2.2.2$Linux_X86_64 LibreOffice_project/20$Build-2</meta:generator>
    <meta:document-statistic meta:object-count="28"/>
  </office:meta>
</office:document-meta>
</file>